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itstream Vera Sans Mono" svg:font-family="Bitstream Vera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24pt" style:font-size-asian="24pt" style:font-size-complex="24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list-style-name="LFO3" style:family="paragraph"/>
    <style:style style:name="T12" style:parent-style-name="DefaultParagraphFont" style:family="text">
      <style:text-properties fo:color="#333333"/>
    </style:style>
    <style:style style:name="T13" style:parent-style-name="DefaultParagraphFont" style:family="text">
      <style:text-properties fo:color="#333333"/>
    </style:style>
    <style:style style:name="T14" style:parent-style-name="DefaultParagraphFont" style:family="text">
      <style:text-properties style:font-name="Bitstream Vera Sans Mono" fo:color="#000080" fo:font-size="9pt" style:font-size-asian="9pt"/>
    </style:style>
    <style:style style:name="T15" style:parent-style-name="DefaultParagraphFont" style:family="text">
      <style:text-properties style:font-name="Bitstream Vera Sans Mono" fo:color="#333333" fo:font-size="9pt" style:font-size-asian="9pt"/>
    </style:style>
    <style:style style:name="T16" style:parent-style-name="DefaultParagraphFont" style:family="text">
      <style:text-properties style:font-name="Bitstream Vera Sans Mono" fo:color="#008080" fo:font-size="9pt" style:font-size-asian="9pt"/>
    </style:style>
    <style:style style:name="T17" style:parent-style-name="DefaultParagraphFont" style:family="text">
      <style:text-properties style:font-name="Bitstream Vera Sans Mono" fo:color="#BB8844" fo:font-size="9pt" style:font-size-asian="9pt"/>
    </style:style>
    <style:style style:name="T18" style:parent-style-name="DefaultParagraphFont" style:family="text">
      <style:text-properties style:font-name="Bitstream Vera Sans Mono" fo:color="#333333" fo:font-size="9pt" style:font-size-asian="9pt"/>
    </style:style>
    <style:style style:name="T19" style:parent-style-name="DefaultParagraphFont" style:family="text">
      <style:text-properties style:font-name="Bitstream Vera Sans Mono" fo:color="#000080" fo:font-size="9pt" style:font-size-asian="9pt"/>
    </style:style>
    <style:style style:name="P20" style:parent-style-name="PreformattedText" style:family="paragraph">
      <style:paragraph-properties fo:line-height="140%"/>
    </style:style>
    <style:style style:name="T21" style:parent-style-name="DefaultParagraphFont" style:family="text">
      <style:text-properties fo:color="#333333"/>
    </style:style>
    <style:style style:name="T22" style:parent-style-name="DefaultParagraphFont" style:family="text">
      <style:text-properties fo:color="#333333"/>
    </style:style>
    <style:style style:name="T23" style:parent-style-name="DefaultParagraphFont" style:family="text">
      <style:text-properties style:font-name="Bitstream Vera Sans Mono" fo:color="#000080" fo:font-size="9pt" style:font-size-asian="9pt"/>
    </style:style>
    <style:style style:name="T24" style:parent-style-name="DefaultParagraphFont" style:family="text">
      <style:text-properties style:font-name="Bitstream Vera Sans Mono" fo:color="#333333" fo:font-size="9pt" style:font-size-asian="9pt"/>
    </style:style>
    <style:style style:name="T25" style:parent-style-name="DefaultParagraphFont" style:family="text">
      <style:text-properties style:font-name="Bitstream Vera Sans Mono" fo:color="#008080" fo:font-size="9pt" style:font-size-asian="9pt"/>
    </style:style>
    <style:style style:name="T26" style:parent-style-name="DefaultParagraphFont" style:family="text">
      <style:text-properties style:font-name="Bitstream Vera Sans Mono" fo:color="#BB8844" fo:font-size="9pt" style:font-size-asian="9pt"/>
    </style:style>
    <style:style style:name="T27" style:parent-style-name="DefaultParagraphFont" style:family="text">
      <style:text-properties style:font-name="Bitstream Vera Sans Mono" fo:color="#333333" fo:font-size="9pt" style:font-size-asian="9pt"/>
    </style:style>
    <style:style style:name="T28" style:parent-style-name="DefaultParagraphFont" style:family="text">
      <style:text-properties style:font-name="Bitstream Vera Sans Mono" fo:color="#000080" fo:font-size="9pt" style:font-size-asian="9pt"/>
    </style:style>
    <style:style style:name="P29" style:parent-style-name="PreformattedText" style:family="paragraph">
      <style:paragraph-properties fo:line-height="140%"/>
    </style:style>
    <style:style style:name="T30" style:parent-style-name="DefaultParagraphFont" style:family="text">
      <style:text-properties fo:color="#333333"/>
    </style:style>
    <style:style style:name="T31" style:parent-style-name="DefaultParagraphFont" style:family="text">
      <style:text-properties fo:color="#333333"/>
    </style:style>
    <style:style style:name="T32" style:parent-style-name="DefaultParagraphFont" style:family="text">
      <style:text-properties style:font-name="Bitstream Vera Sans Mono" fo:color="#000080" fo:font-size="9pt" style:font-size-asian="9pt"/>
    </style:style>
    <style:style style:name="T33" style:parent-style-name="DefaultParagraphFont" style:family="text">
      <style:text-properties style:font-name="Bitstream Vera Sans Mono" fo:color="#333333" fo:font-size="9pt" style:font-size-asian="9pt"/>
    </style:style>
    <style:style style:name="T34" style:parent-style-name="DefaultParagraphFont" style:family="text">
      <style:text-properties style:font-name="Bitstream Vera Sans Mono" fo:color="#008080" fo:font-size="9pt" style:font-size-asian="9pt"/>
    </style:style>
    <style:style style:name="T35" style:parent-style-name="DefaultParagraphFont" style:family="text">
      <style:text-properties style:font-name="Bitstream Vera Sans Mono" fo:color="#BB8844" fo:font-size="9pt" style:font-size-asian="9pt"/>
    </style:style>
    <style:style style:name="T36" style:parent-style-name="DefaultParagraphFont" style:family="text">
      <style:text-properties style:font-name="Bitstream Vera Sans Mono" fo:color="#333333" fo:font-size="9pt" style:font-size-asian="9pt"/>
    </style:style>
    <style:style style:name="T37" style:parent-style-name="DefaultParagraphFont" style:family="text">
      <style:text-properties style:font-name="Bitstream Vera Sans Mono" fo:color="#000080" fo:font-size="9pt" style:font-size-asian="9pt"/>
    </style:style>
    <style:style style:name="P38" style:parent-style-name="Standard" style:list-style-name="LFO4" style:family="paragraph"/>
    <style:style style:name="P39" style:parent-style-name="Standard" style:list-style-name="LFO4" style:family="paragraph"/>
    <style:style style:name="P40" style:parent-style-name="Standard" style:list-style-name="LFO4" style:family="paragraph"/>
    <style:style style:name="T41" style:parent-style-name="DefaultParagraphFont" style:family="text">
      <style:text-properties style:font-name="Bitstream Vera Sans Mono" fo:color="#004080" fo:font-size="9pt" style:font-size-asian="9pt"/>
    </style:style>
    <style:style style:name="T42" style:parent-style-name="DefaultParagraphFont" style:family="text">
      <style:text-properties style:font-name="Bitstream Vera Sans Mono" fo:color="#333333" fo:font-size="9pt" style:font-size-asian="9pt"/>
    </style:style>
    <style:style style:name="T43" style:parent-style-name="DefaultParagraphFont" style:family="text">
      <style:text-properties style:font-name="Bitstream Vera Sans Mono" fo:color="#004080" fo:font-size="9pt" style:font-size-asian="9pt"/>
    </style:style>
    <style:style style:name="T44" style:parent-style-name="DefaultParagraphFont" style:family="text">
      <style:text-properties style:font-name="Bitstream Vera Sans Mono" fo:color="#333333" fo:font-size="9pt" style:font-size-asian="9pt"/>
    </style:style>
    <style:style style:name="T45" style:parent-style-name="DefaultParagraphFont" style:family="text">
      <style:text-properties style:font-name="Bitstream Vera Sans Mono" fo:color="#445588" fo:font-size="9pt" style:font-size-asian="9pt"/>
    </style:style>
    <style:style style:name="T46" style:parent-style-name="DefaultParagraphFont" style:family="text">
      <style:text-properties style:font-name="Bitstream Vera Sans Mono" fo:color="#333333" fo:font-size="9pt" style:font-size-asian="9pt"/>
    </style:style>
    <style:style style:name="T47" style:parent-style-name="DefaultParagraphFont" style:family="text">
      <style:text-properties style:font-name="Bitstream Vera Sans Mono" fo:color="#009999" fo:font-size="9pt" style:font-size-asian="9pt"/>
    </style:style>
    <style:style style:name="T48" style:parent-style-name="DefaultParagraphFont" style:family="text">
      <style:text-properties style:font-name="Bitstream Vera Sans Mono" fo:color="#333333" fo:font-size="9pt" style:font-size-asian="9pt"/>
    </style:style>
    <style:style style:name="P49" style:parent-style-name="Standard" style:list-style-name="LFO4" style:family="paragraph"/>
    <style:style style:name="T50" style:parent-style-name="DefaultParagraphFont" style:family="text">
      <style:text-properties style:font-name="Bitstream Vera Sans Mono" fo:color="#004080" fo:font-size="9pt" style:font-size-asian="9pt"/>
    </style:style>
    <style:style style:name="T51" style:parent-style-name="DefaultParagraphFont" style:family="text">
      <style:text-properties style:font-name="Bitstream Vera Sans Mono" fo:color="#333333" fo:font-size="9pt" style:font-size-asian="9pt"/>
    </style:style>
    <style:style style:name="T52" style:parent-style-name="DefaultParagraphFont" style:family="text">
      <style:text-properties style:font-name="Bitstream Vera Sans Mono" fo:color="#004080" fo:font-size="9pt" style:font-size-asian="9pt"/>
    </style:style>
    <style:style style:name="T53" style:parent-style-name="DefaultParagraphFont" style:family="text">
      <style:text-properties style:font-name="Bitstream Vera Sans Mono" fo:color="#333333" fo:font-size="9pt" style:font-size-asian="9pt"/>
    </style:style>
    <style:style style:name="T54" style:parent-style-name="DefaultParagraphFont" style:family="text">
      <style:text-properties style:font-name="Bitstream Vera Sans Mono" fo:color="#445588" fo:font-size="9pt" style:font-size-asian="9pt"/>
    </style:style>
    <style:style style:name="T55" style:parent-style-name="DefaultParagraphFont" style:family="text">
      <style:text-properties style:font-name="Bitstream Vera Sans Mono" fo:color="#333333" fo:font-size="9pt" style:font-size-asian="9pt"/>
    </style:style>
    <style:style style:name="T56" style:parent-style-name="DefaultParagraphFont" style:family="text">
      <style:text-properties style:font-name="Bitstream Vera Sans Mono" fo:color="#009999" fo:font-size="9pt" style:font-size-asian="9pt"/>
    </style:style>
    <style:style style:name="T57" style:parent-style-name="DefaultParagraphFont" style:family="text">
      <style:text-properties style:font-name="Bitstream Vera Sans Mono" fo:color="#333333" fo:font-size="9pt" style:font-size-asian="9pt"/>
    </style:style>
    <style:style style:name="P58" style:parent-style-name="Standard" style:list-style-name="LFO4" style:family="paragraph"/>
    <style:style style:name="T59" style:parent-style-name="DefaultParagraphFont" style:family="text">
      <style:text-properties style:font-name="Bitstream Vera Sans Mono" fo:color="#004080" fo:font-size="9pt" style:font-size-asian="9pt"/>
    </style:style>
    <style:style style:name="T60" style:parent-style-name="DefaultParagraphFont" style:family="text">
      <style:text-properties style:font-name="Bitstream Vera Sans Mono" fo:color="#333333" fo:font-size="9pt" style:font-size-asian="9pt"/>
    </style:style>
    <style:style style:name="T61" style:parent-style-name="DefaultParagraphFont" style:family="text">
      <style:text-properties style:font-name="Bitstream Vera Sans Mono" fo:color="#004080" fo:font-size="9pt" style:font-size-asian="9pt"/>
    </style:style>
    <style:style style:name="T62" style:parent-style-name="DefaultParagraphFont" style:family="text">
      <style:text-properties style:font-name="Bitstream Vera Sans Mono" fo:color="#004080" fo:font-size="9pt" style:font-size-asian="9pt"/>
    </style:style>
    <style:style style:name="T63" style:parent-style-name="DefaultParagraphFont" style:family="text">
      <style:text-properties style:font-name="Bitstream Vera Sans Mono" fo:color="#333333" fo:font-size="9pt" style:font-size-asian="9pt"/>
    </style:style>
    <style:style style:name="T64" style:parent-style-name="DefaultParagraphFont" style:family="text">
      <style:text-properties style:font-name="Bitstream Vera Sans Mono" fo:color="#445588" fo:font-size="9pt" style:font-size-asian="9pt"/>
    </style:style>
    <style:style style:name="T65" style:parent-style-name="DefaultParagraphFont" style:family="text">
      <style:text-properties style:font-name="Bitstream Vera Sans Mono" fo:color="#333333" fo:font-size="9pt" style:font-size-asian="9pt"/>
    </style:style>
    <style:style style:name="T66" style:parent-style-name="DefaultParagraphFont" style:family="text">
      <style:text-properties style:font-name="Bitstream Vera Sans Mono" fo:color="#009999" fo:font-size="9pt" style:font-size-asian="9pt"/>
    </style:style>
    <style:style style:name="T67" style:parent-style-name="DefaultParagraphFont" style:family="text">
      <style:text-properties style:font-name="Bitstream Vera Sans Mono" fo:color="#333333" fo:font-size="9pt" style:font-size-asian="9pt"/>
    </style:style>
    <style:style style:name="P68" style:parent-style-name="Standard" style:list-style-name="LFO4" style:family="paragraph"/>
    <style:style style:name="T69" style:parent-style-name="DefaultParagraphFont" style:family="text">
      <style:text-properties style:font-name="Bitstream Vera Sans Mono" fo:color="#004080" fo:font-size="9pt" style:font-size-asian="9pt"/>
    </style:style>
    <style:style style:name="T70" style:parent-style-name="DefaultParagraphFont" style:family="text">
      <style:text-properties style:font-name="Bitstream Vera Sans Mono" fo:color="#333333" fo:font-size="9pt" style:font-size-asian="9pt"/>
    </style:style>
    <style:style style:name="T71" style:parent-style-name="DefaultParagraphFont" style:family="text">
      <style:text-properties style:font-name="Bitstream Vera Sans Mono" fo:color="#004080" fo:font-size="9pt" style:font-size-asian="9pt"/>
    </style:style>
    <style:style style:name="T72" style:parent-style-name="DefaultParagraphFont" style:family="text">
      <style:text-properties style:font-name="Bitstream Vera Sans Mono" fo:color="#333333" fo:font-size="9pt" style:font-size-asian="9pt"/>
    </style:style>
    <style:style style:name="T73" style:parent-style-name="DefaultParagraphFont" style:family="text">
      <style:text-properties style:font-name="Bitstream Vera Sans Mono" fo:color="#445588" fo:font-size="9pt" style:font-size-asian="9pt"/>
    </style:style>
    <style:style style:name="T74" style:parent-style-name="DefaultParagraphFont" style:family="text">
      <style:text-properties style:font-name="Bitstream Vera Sans Mono" fo:color="#333333" fo:font-size="9pt" style:font-size-asian="9pt"/>
    </style:style>
    <style:style style:name="T75" style:parent-style-name="DefaultParagraphFont" style:family="text">
      <style:text-properties style:font-name="Bitstream Vera Sans Mono" fo:color="#009999" fo:font-size="9pt" style:font-size-asian="9pt"/>
    </style:style>
    <style:style style:name="T76" style:parent-style-name="DefaultParagraphFont" style:family="text">
      <style:text-properties style:font-name="Bitstream Vera Sans Mono" fo:color="#333333" fo:font-size="9pt" style:font-size-asian="9pt"/>
    </style:style>
    <style:style style:name="P77" style:parent-style-name="PreformattedText" style:list-style-name="LFO5" style:family="paragraph"/>
    <style:style style:name="T78" style:parent-style-name="DefaultParagraphFont" style:family="text">
      <style:text-properties style:font-name="Bitstream Vera Sans Mono" fo:color="#004080" fo:font-size="9pt" style:font-size-asian="9pt"/>
    </style:style>
    <style:style style:name="T79" style:parent-style-name="DefaultParagraphFont" style:family="text">
      <style:text-properties style:font-name="Bitstream Vera Sans Mono" fo:color="#333333" fo:font-size="9pt" style:font-size-asian="9pt"/>
    </style:style>
    <style:style style:name="T80" style:parent-style-name="DefaultParagraphFont" style:family="text">
      <style:text-properties style:font-name="Bitstream Vera Sans Mono" fo:color="#990000" fo:font-size="9pt" style:font-size-asian="9pt"/>
    </style:style>
    <style:style style:name="P81" style:parent-style-name="PreformattedText" style:list-style-name="LFO5" style:family="paragraph">
      <style:text-properties style:font-name="Bitstream Vera Sans Mono" fo:color="#990000" fo:font-size="9pt" style:font-size-asian="9pt"/>
    </style:style>
    <style:style style:name="P82" style:parent-style-name="PreformattedText" style:list-style-name="LFO5" style:family="paragraph"/>
    <style:style style:name="T83" style:parent-style-name="DefaultParagraphFont" style:family="text">
      <style:text-properties style:font-name="Bitstream Vera Sans Mono" fo:color="#004080" fo:font-size="9pt" style:font-size-asian="9pt"/>
    </style:style>
    <style:style style:name="T84" style:parent-style-name="DefaultParagraphFont" style:family="text">
      <style:text-properties style:font-name="Bitstream Vera Sans Mono" fo:color="#333333" fo:font-size="9pt" style:font-size-asian="9pt"/>
    </style:style>
    <style:style style:name="T85" style:parent-style-name="DefaultParagraphFont" style:family="text">
      <style:text-properties style:font-name="Bitstream Vera Sans Mono" fo:color="#445588" fo:font-size="9pt" style:font-size-asian="9pt"/>
    </style:style>
    <style:style style:name="T86" style:parent-style-name="DefaultParagraphFont" style:family="text">
      <style:text-properties style:font-name="Bitstream Vera Sans Mono" fo:color="#333333" fo:font-size="9pt" style:font-size-asian="9pt"/>
    </style:style>
    <style:style style:name="T87" style:parent-style-name="DefaultParagraphFont" style:family="text">
      <style:text-properties style:font-name="Bitstream Vera Sans Mono" fo:color="#990000" fo:font-size="9pt" style:font-size-asian="9pt"/>
    </style:style>
    <style:style style:name="P88" style:parent-style-name="PreformattedText" style:list-style-name="LFO5" style:family="paragraph">
      <style:text-properties style:font-name="Bitstream Vera Sans Mono" fo:color="#990000" fo:font-size="9pt" style:font-size-asian="9pt"/>
    </style:style>
    <style:style style:name="P89" style:parent-style-name="PreformattedText" style:list-style-name="LFO5" style:family="paragraph"/>
    <style:style style:name="T90" style:parent-style-name="DefaultParagraphFont" style:family="text">
      <style:text-properties style:font-name="Bitstream Vera Sans Mono" fo:color="#004080" fo:font-size="9pt" style:font-size-asian="9pt"/>
    </style:style>
    <style:style style:name="T91" style:parent-style-name="DefaultParagraphFont" style:family="text">
      <style:text-properties style:font-name="Bitstream Vera Sans Mono" fo:color="#333333" fo:font-size="9pt" style:font-size-asian="9pt"/>
    </style:style>
    <style:style style:name="T92" style:parent-style-name="DefaultParagraphFont" style:family="text">
      <style:text-properties style:font-name="Bitstream Vera Sans Mono" fo:color="#445588" fo:font-size="9pt" style:font-size-asian="9pt"/>
    </style:style>
    <style:style style:name="T93" style:parent-style-name="DefaultParagraphFont" style:family="text">
      <style:text-properties style:font-name="Bitstream Vera Sans Mono" fo:color="#333333" fo:font-size="9pt" style:font-size-asian="9pt"/>
    </style:style>
    <style:style style:name="T94" style:parent-style-name="DefaultParagraphFont" style:family="text">
      <style:text-properties style:font-name="Bitstream Vera Sans Mono" fo:color="#990000" fo:font-size="9pt" style:font-size-asian="9pt"/>
    </style:style>
    <style:style style:name="P95" style:parent-style-name="PreformattedText" style:list-style-name="LFO5" style:family="paragraph">
      <style:text-properties style:font-name="Bitstream Vera Sans Mono" fo:color="#990000" fo:font-size="9pt" style:font-size-asian="9pt"/>
    </style:style>
    <style:style style:name="P96" style:parent-style-name="PreformattedText" style:list-style-name="LFO5" style:family="paragraph"/>
    <style:style style:name="T97" style:parent-style-name="DefaultParagraphFont" style:family="text">
      <style:text-properties style:font-name="Bitstream Vera Sans Mono" fo:color="#004080" fo:font-size="9pt" style:font-size-asian="9pt"/>
    </style:style>
    <style:style style:name="T98" style:parent-style-name="DefaultParagraphFont" style:family="text">
      <style:text-properties style:font-name="Bitstream Vera Sans Mono" fo:color="#333333" fo:font-size="9pt" style:font-size-asian="9pt"/>
    </style:style>
    <style:style style:name="T99" style:parent-style-name="DefaultParagraphFont" style:family="text">
      <style:text-properties style:font-name="Bitstream Vera Sans Mono" fo:color="#445588" fo:font-size="9pt" style:font-size-asian="9pt"/>
    </style:style>
    <style:style style:name="T100" style:parent-style-name="DefaultParagraphFont" style:family="text">
      <style:text-properties style:font-name="Bitstream Vera Sans Mono" fo:color="#333333" fo:font-size="9pt" style:font-size-asian="9pt"/>
    </style:style>
    <style:style style:name="T101" style:parent-style-name="DefaultParagraphFont" style:family="text">
      <style:text-properties style:font-name="Bitstream Vera Sans Mono" fo:color="#990000" fo:font-size="9pt" style:font-size-asian="9pt"/>
    </style:style>
    <style:style style:name="P102" style:parent-style-name="PreformattedText" style:list-style-name="LFO5" style:family="paragraph">
      <style:text-properties style:font-name="Bitstream Vera Sans Mono" fo:color="#990000" fo:font-size="9pt" style:font-size-asian="9pt"/>
    </style:style>
    <style:style style:name="P103" style:parent-style-name="Standard" style:list-style-name="LFO6" style:family="paragraph"/>
    <style:style style:name="P104" style:parent-style-name="Standard" style:list-style-name="LFO6" style:family="paragraph"/>
    <style:style style:name="P105" style:parent-style-name="Standard" style:list-style-name="LFO6" style:family="paragraph"/>
    <style:style style:name="P106" style:parent-style-name="Standard" style:list-style-name="LFO6" style:family="paragraph"/>
    <style:style style:name="P107" style:parent-style-name="Standard" style:family="paragraph">
      <style:text-properties fo:font-size="18pt" style:font-size-asian="18pt"/>
    </style:style>
    <style:style style:name="P108" style:parent-style-name="Standard" style:list-style-name="LFO7" style:family="paragraph"/>
    <style:style style:name="P109" style:parent-style-name="Standard" style:list-style-name="LFO7" style:family="paragraph"/>
    <style:style style:name="P110" style:parent-style-name="Standard" style:list-style-name="LFO7" style:family="paragraph">
      <style:text-properties fo:font-size="10pt" style:font-size-asian="10pt" style:font-size-complex="10pt"/>
    </style:style>
    <style:style style:name="P111" style:parent-style-name="Standard" style:list-style-name="LFO7" style:family="paragraph">
      <style:text-properties style:font-size-complex="10pt"/>
    </style:style>
    <style:style style:name="P112" style:parent-style-name="Standard" style:list-style-name="LFO7" style:family="paragraph">
      <style:text-properties fo:font-size="10pt" style:font-size-asian="10pt" style:font-size-complex="10pt"/>
    </style:style>
    <style:style style:name="P113" style:parent-style-name="Standard" style:list-style-name="LFO7" style:family="paragraph">
      <style:text-properties fo:font-size="10pt" style:font-size-asian="10pt" style:font-size-complex="10pt"/>
    </style:style>
    <style:style style:name="P114" style:parent-style-name="Standard" style:list-style-name="LFO7" style:family="paragraph">
      <style:text-properties style:font-size-complex="10pt"/>
    </style:style>
    <style:style style:name="P115" style:parent-style-name="Standard" style:list-style-name="LFO7" style:family="paragraph">
      <style:text-properties fo:font-size="10pt" style:font-size-asian="10pt" style:font-size-complex="10pt"/>
    </style:style>
    <style:style style:name="P116" style:parent-style-name="Standard" style:list-style-name="LFO7" style:family="paragraph">
      <style:text-properties fo:font-size="10pt" style:font-size-asian="10pt" style:font-size-complex="10pt"/>
    </style:style>
    <style:style style:name="P117" style:parent-style-name="Standard" style:list-style-name="LFO7" style:family="paragraph">
      <style:text-properties fo:font-size="10pt" style:font-size-asian="10pt" style:font-size-complex="10pt"/>
    </style:style>
    <style:style style:name="P118" style:parent-style-name="Standard" style:list-style-name="LFO7" style:family="paragraph">
      <style:text-properties fo:font-size="10pt" style:font-size-asian="10pt" style:font-size-complex="10pt"/>
    </style:style>
    <style:style style:name="P119" style:parent-style-name="Standard" style:list-style-name="LFO7" style:family="paragraph">
      <style:text-properties style:font-size-complex="10pt"/>
    </style:style>
    <style:style style:name="P120" style:parent-style-name="Standard" style:list-style-name="LFO7" style:family="paragraph">
      <style:text-properties fo:font-size="10pt" style:font-size-asian="10pt" style:font-size-complex="10pt"/>
    </style:style>
    <style:style style:name="P121" style:parent-style-name="Standard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AMS Android Library</text:p>
      <text:p text:style-name="Standard"/>
      <text:p text:style-name="P2">1. Feature Overview</text:p>
      <text:p text:style-name="Standard"/>
      <text:p text:style-name="Standard">AMS Android Library is a Java library that enable android application to log events on a server.</text:p>
      <text:p text:style-name="Standard">A client application will make calls using<text:s/>public functions defined in the library and pass all required parameters. The library will then make asynchronous web request to a remote server and send properly formatted data.</text:p>
      <text:p text:style-name="Standard"/>
      <text:p text:style-name="Standard">Goals:</text:p>
      <text:list text:style-name="LFO1" text:continue-numbering="true">
        <text:list-item>
          <text:p text:style-name="P3">Provide functionality to programmatically send requests to a remote<text:s/>server.</text:p>
        </text:list-item>
        <text:list-item>
          <text:p text:style-name="P4">Provide support to log all necessary information.</text:p>
        </text:list-item>
        <text:list-item>
          <text:p text:style-name="P5">Library must require minimum resource and permissions.</text:p>
        </text:list-item>
        <text:list-item>
          <text:p text:style-name="P6">Library must not significantly impact application performance.</text:p>
        </text:list-item>
      </text:list>
      <text:p text:style-name="Standard"/>
      <text:p text:style-name="Standard">Non-goals:</text:p>
      <text:list text:style-name="LFO2" text:continue-numbering="true">
        <text:list-item>
          <text:p text:style-name="P7">Client application should not be limited to what kind of information<text:s/>it can log</text:p>
        </text:list-item>
        <text:list-item>
          <text:p text:style-name="P8">Library should only require access to Internet</text:p>
        </text:list-item>
        <text:list-item>
          <text:p text:style-name="P9">Library shouldn't require client to wait for return</text:p>
        </text:list-item>
      </text:list>
      <text:p text:style-name="Standard"/>
      <text:p text:style-name="Standard"/>
      <text:p text:style-name="P10">2. Design</text:p>
      <text:p text:style-name="Standard"/>
      <text:p text:style-name="Standard">2.1 Requirements</text:p>
      <text:p text:style-name="Standard"/>
      <text:list text:style-name="LFO3" text:continue-numbering="true">
        <text:list-item>
          <text:p text:style-name="P11">The following should be included in client's manifest file to enable the library to interact with Internet devices</text:p>
        </text:list-item>
      </text:list>
      <text:p text:style-name="PreformattedText"><text:span text:style-name="T12"><text:s/></text:span><text:span text:style-name="T13"><text:tab/></text:span><text:span text:style-name="T14">&lt;uses-permission</text:span><text:span text:style-name="T15"><text:s/></text:span><text:span text:style-name="T16">android:name=</text:span><text:span text:style-name="T17">"android.permission.ACCESS_NETWORK_STATE"</text:span><text:span text:style-name="T18"><text:s/></text:span><text:span text:style-name="T19">/&gt;</text:span></text:p>
      <text:p text:style-name="P20"><text:span text:style-name="T21"><text:s/></text:span><text:span text:style-name="T22"><text:tab/></text:span><text:span text:style-name="T23">&lt;uses-permission</text:span><text:span text:style-name="T24"><text:s/></text:span><text:span text:style-name="T25">android:name=</text:span><text:span text:style-name="T26">"android.permission.ACCESS_WIFI_STATE"</text:span><text:span text:style-name="T27"><text:s/></text:span><text:span text:style-name="T28">/&gt;</text:span></text:p>
      <text:p text:style-name="P29"><text:span text:style-name="T30"><text:s/></text:span><text:span text:style-name="T31"><text:tab/></text:span><text:span text:style-name="T32">&lt;uses-permission</text:span><text:span text:style-name="T33"><text:s/></text:span><text:span text:style-name="T34">android:name=</text:span><text:span text:style-name="T35">"android.permission.INTERNET"</text:span><text:span text:style-name="T36"><text:s/></text:span><text:span text:style-name="T37">/&gt;</text:span></text:p>
      <text:list text:style-name="LFO4" text:continue-numbering="true">
        <text:list-item>
          <text:p text:style-name="P38">The REMOTE_SERVER_URL variable should be set.</text:p>
        </text:list-item>
        <text:list-item>
          <text:p text:style-name="P39">Each logging request should specify what time of event is being created</text:p>
          <text:list text:continue-numbering="true">
            <text:list-item>
              <text:p text:style-name="P40"><text:span text:style-name="T41">public</text:span><text:span text:style-name="T42"><text:s/></text:span><text:span text:style-name="T43">final</text:span><text:span text:style-name="T44"><text:s/></text:span><text:span text:style-name="T45">int</text:span><text:span text:style-name="T46"><text:s/>SUCCESS =<text:s/></text:span><text:span text:style-name="T47">1</text:span><text:span text:style-name="T48">;</text:span></text:p>
            </text:list-item>
            <text:list-item>
              <text:p text:style-name="P49"><text:bookmark-start text:name="cl-147"/><text:bookmark-end text:name="cl-147"/><text:span text:style-name="T50">public</text:span><text:span text:style-name="T51"><text:s/></text:span><text:span text:style-name="T52">final</text:span><text:span text:style-name="T53"><text:s/></text:span><text:span text:style-name="T54">int</text:span><text:span text:style-name="T55"><text:s/>ERROR =<text:s/></text:span><text:span text:style-name="T56">2</text:span><text:span text:style-name="T57">;</text:span></text:p>
            </text:list-item>
            <text:list-item>
              <text:p text:style-name="P58"><text:span text:style-name="T59">public</text:span><text:span text:style-name="T60"><text:s/></text:span><text:span text:style-name="T61">fina</text:span><text:span text:style-name="T62">l</text:span><text:span text:style-name="T63"><text:s/></text:span><text:span text:style-name="T64">int</text:span><text:span text:style-name="T65"><text:s/>WARNING =<text:s/></text:span><text:span text:style-name="T66">3</text:span><text:span text:style-name="T67">;</text:span></text:p>
            </text:list-item>
            <text:list-item>
              <text:p text:style-name="P68"><text:span text:style-name="T69">public</text:span><text:span text:style-name="T70"><text:s/></text:span><text:span text:style-name="T71">final</text:span><text:span text:style-name="T72"><text:s/></text:span><text:span text:style-name="T73">int</text:span><text:span text:style-name="T74"><text:s/>INFO =<text:s/></text:span><text:span text:style-name="T75">4</text:span><text:span text:style-name="T76">;</text:span></text:p>
            </text:list-item>
          </text:list>
        </text:list-item>
      </text:list>
      <text:p text:style-name="Standard"/>
      <text:p text:style-name="Standard">2.2 Public Functions</text:p>
      <text:p text:style-name="Standard"><text:tab/>The library will allow client application to interact with the following functions:</text:p>
      <text:list text:style-name="LFO5" text:continue-numbering="true">
        <text:list-item>
          <text:p text:style-name="P77"><text:span text:style-name="T78">public</text:span><text:span text:style-name="T79"><text:s/></text:span><text:span text:style-name="T80">AMSLibrary</text:span></text:p>
          <text:list text:continue-numbering="true">
            <text:list-item>
              <text:p text:style-name="P81">Constructor</text:p>
            </text:list-item>
          </text:list>
        </text:list-item>
        <text:list-item>
          <text:p text:style-name="P82"><text:span text:style-name="T83">public</text:span><text:span text:style-name="T84"><text:s/></text:span><text:span text:style-name="T85">void</text:span><text:span text:style-name="T86"><text:s/></text:span><text:span text:style-name="T87">logActivity</text:span></text:p>
          <text:list text:continue-numbering="true">
            <text:list-item>
              <text:p text:style-name="P88">Logs an event activity</text:p>
            </text:list-item>
          </text:list>
        </text:list-item>
        <text:list-item>
          <text:p text:style-name="P89"><text:span text:style-name="T90">public</text:span><text:span text:style-name="T91"><text:s/></text:span><text:span text:style-name="T92">void</text:span><text:span text:style-name="T93"><text:s/></text:span><text:span text:style-name="T94">AddActivity</text:span></text:p>
          <text:list text:continue-numbering="true">
            <text:list-item>
              <text:p text:style-name="P95">Adds event to an active queue</text:p>
            </text:list-item>
          </text:list>
        </text:list-item>
        <text:list-item>
          <text:p text:style-name="P96"><text:span text:style-name="T97">public</text:span><text:span text:style-name="T98"><text:s/></text:span><text:span text:style-name="T99">void</text:span><text:span text:style-name="T100"><text:s/></text:span><text:span text:style-name="T101">logAllActivities</text:span></text:p>
          <text:list text:continue-numbering="true">
            <text:list-item>
              <text:p text:style-name="P102">Logs the whole queue</text:p>
            </text:list-item>
          </text:list>
        </text:list-item>
      </text:list>
      <text:p text:style-name="Standard"/>
      <text:p text:style-name="Standard"/>
      <text:soft-page-break/>
      <text:p text:style-name="Standard">2.3 Log Types</text:p>
      <text:p text:style-name="Standard"/>
      <text:p text:style-name="Standard">The Library will allow user to choose from 4 different kinds of events</text:p>
      <text:list text:style-name="LFO6" text:continue-numbering="true">
        <text:list-item>
          <text:p text:style-name="P103">Success</text:p>
        </text:list-item>
        <text:list-item>
          <text:p text:style-name="P104">Error</text:p>
        </text:list-item>
        <text:list-item>
          <text:p text:style-name="P105">Warning</text:p>
        </text:list-item>
        <text:list-item>
          <text:p text:style-name="P106">Info</text:p>
        </text:list-item>
      </text:list>
      <text:p text:style-name="Standard"/>
      <text:p text:style-name="Standard">2.4 Get Configuration From AMS WS</text:p>
      <text:p text:style-name="Standard"/>
      <text:p text:style-name="Standard">When the AMS Library first launched, it should call<text:s/>the web service and get a list of configurations. The most important feature is to be able to remotely enable and disable web requests to the server.</text:p>
      <text:p text:style-name="Standard"/>
      <text:p text:style-name="P107">3. Instruction</text:p>
      <text:list text:style-name="LFO7" text:continue-numbering="true">
        <text:list-item>
          <text:p text:style-name="P108">Make sure your android manifest file has correct permissions. (see section 2.1)</text:p>
        </text:list-item>
        <text:list-item>
          <text:p text:style-name="P109">Initialize AMS library</text:p>
          <text:list text:continue-numbering="true">
            <text:list-item>
              <text:p text:style-name="P110">AMSLibrary myAMS = new AMSLibrary(this, "Client_ID", "SERVER_URL");</text:p>
            </text:list-item>
          </text:list>
        </text:list-item>
        <text:list-item>
          <text:p text:style-name="P111">Initialize an application activity and type objects</text:p>
          <text:list text:continue-numbering="true">
            <text:list-item>
              <text:p text:style-name="P112">AppActivity myActivity<text:s/>=<text:s/>new AppActivity();</text:p>
            </text:list-item>
            <text:list-item>
              <text:p text:style-name="P113">AppActivityType myActivityType<text:s/>=<text:s/>myActivityType = new AppActivityType();</text:p>
            </text:list-item>
          </text:list>
        </text:list-item>
        <text:list-item>
          <text:p text:style-name="P114">Set properties in application activity</text:p>
          <text:list text:continue-numbering="true">
            <text:list-item>
              <text:p text:style-name="P115">myActivity.typeID = myActivityType.SUCCESS;</text:p>
            </text:list-item>
            <text:list-item>
              <text:p text:style-name="P116">myActivity.message = "Your Message";</text:p>
            </text:list-item>
            <text:list-item>
              <text:p text:style-name="P117">myActivity.description = "Activity Description";</text:p>
            </text:list-item>
            <text:list-item>
              <text:p text:style-name="P118">myActivity.notes = "Any additional notes you want to add";</text:p>
            </text:list-item>
          </text:list>
        </text:list-item>
        <text:list-item>
          <text:p text:style-name="P119">Log your activity</text:p>
          <text:list text:continue-numbering="true">
            <text:list-item>
              <text:p text:style-name="P120">myAMS.logActivity(myActivity);</text:p>
            </text:list-item>
          </text:list>
        </text:list-item>
      </text:list>
      <text:p text:style-name="Standard"/>
      <text:p text:style-name="Standard"/>
      <text:p text:style-name="P121">4. Unit Testing</text:p>
      <text:p text:style-name="Standard"/>
      <text:p text:style-name="Standard">In order to perform a full unit testing with a maximum code coverage, a mock Android application will be created. The goal of this mock application is to utilize AMS Android Library and send logging requests to a remote web servic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itstream Vera Sans Mono" svg:font-family="Bitstream Vera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mitry Ryzhkov</dc:creator>
    <meta:creation-date>2013-04-25T23:08:00Z</meta:creation-date>
    <dc:date>2013-05-09T03:03:00Z</dc:date>
    <meta:template xlink:href="Normal" xlink:type="simple"/>
    <meta:editing-cycles>10</meta:editing-cycles>
    <meta:editing-duration>PT74640S</meta:editing-duration>
    <meta:document-statistic meta:page-count="2" meta:paragraph-count="5" meta:word-count="436" meta:character-count="2920" meta:row-count="20" meta:non-whitespace-character-count="2489"/>
  </office:meta>
</office:document-meta>
</file>